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When you have no doubts, hurry forth"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 the
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-is something I say too muc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4:18:46+01:00</meta:creation-date>
    <dc:date>2019-12-08T14:18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